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5000002381773DD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Title">
      <style:text-properties officeooo:rsid="000de58b" officeooo:paragraph-rsid="000de58b"/>
    </style:style>
    <style:style style:name="P2" style:family="paragraph" style:parent-style-name="Text_20_body" style:list-style-name="L2">
      <style:text-properties officeooo:rsid="000de58b" officeooo:paragraph-rsid="000de58b"/>
    </style:style>
    <style:style style:name="P3" style:family="paragraph" style:parent-style-name="Text_20_body" style:list-style-name="L3">
      <style:text-properties officeooo:rsid="000de58b" officeooo:paragraph-rsid="000de58b"/>
    </style:style>
    <style:style style:name="P4" style:family="paragraph" style:parent-style-name="Text_20_body" style:list-style-name="L3">
      <style:text-properties fo:font-weight="bold" officeooo:rsid="000de58b" officeooo:paragraph-rsid="000de58b" style:font-weight-asian="bold" style:font-weight-complex="bold"/>
    </style:style>
    <style:style style:name="P5" style:family="paragraph" style:parent-style-name="Heading_20_2">
      <style:text-properties officeooo:rsid="000de58b" officeooo:paragraph-rsid="000de58b"/>
    </style:style>
    <style:style style:name="P6" style:family="paragraph" style:parent-style-name="Heading_20_1">
      <style:text-properties officeooo:rsid="000de58b" officeooo:paragraph-rsid="000de58b"/>
    </style:style>
    <style:style style:name="P7" style:family="paragraph" style:parent-style-name="Text" style:list-style-name="L1"/>
    <style:style style:name="P8" style:family="paragraph" style:parent-style-name="Text" style:list-style-name="L1">
      <style:text-properties officeooo:rsid="000de58b" officeooo:paragraph-rsid="000de5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32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3245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Lebensmittel</text:h>
      <text:list xml:id="list1709220560345932177" text:style-name="L1">
        <text:list-item>
          <text:p text:style-name="P8">Auf alles, was <text:span text:style-name="T1">geöffnet</text:span> wird direkt das <text:span text:style-name="T4">aktuelle</text:span> <text:span text:style-name="T1">Datum</text:span> schreiben mit dem <text:span text:style-name="T2">abwischbaren </text:span>Stift</text:p>
        </text:list-item>
        <text:list-item>
          <text:p text:style-name="P7"><text:s/><text:span text:style-name="T1">Abgelaufenes</text:span><text:span text:style-name="T3"> direkt in den </text:span><text:span text:style-name="T1">Müll</text:span></text:p>
        </text:list-item>
      </text:list>
      <text:h text:style-name="P5" text:outline-level="2">Soßen</text:h>
      <text:list xml:id="list4666277136557422211" text:style-name="L2">
        <text:list-item>
          <text:p text:style-name="P2">Bitte nur <text:span text:style-name="T1">eine</text:span> Soße jeder Art</text:p>
        </text:list-item>
        <text:list-item>
          <text:p text:style-name="P2">Bei „Mehrfachsoßen“ die vollere oder die jüngere behalten (&lt;2 Monate Ablaufdatum)</text:p>
        </text:list-item>
      </text:list>
      <text:h text:style-name="P6" text:outline-level="1">Getränke</text:h>
      <text:list xml:id="list1823852677505592139" text:style-name="L3">
        <text:list-item>
          <text:p text:style-name="P4">Unteres Fach<text:span text:style-name="T3"> ist für Getränke</text:span></text:p>
        </text:list-item>
        <text:list-item>
          <text:p text:style-name="P4"><text:span text:style-name="T3">Bei </text:span>&lt;1/3<text:span text:style-name="T3"> Füllung </text:span>nachfüllen</text:p>
        </text:list-item>
        <text:list-item>
          <text:p text:style-name="P3">Möglichst <text:span text:style-name="T1">viele</text:span><text:span text:style-name="T3"> Sorten vorhalt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loext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loext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rsid="000de58b" officeooo:paragraph-rsid="000de58b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style:footnote-max-height="0in">
        <style:background-image/>
        <style:columns fo:column-count="2">
          <style:column style:rel-width="32961*" fo:start-indent="0in" fo:end-indent="0.1173in"/>
          <style:column style:rel-width="32574*" fo:start-indent="0.117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8.1063in" svg:y="6.2008in" svg:width="1.3484in" svg:height="0.8354in" draw:z-index="0"><draw:image xlink:href="Pictures/1000020100000395000002381773DD4B.png" xlink:type="simple" xlink:show="embed" xlink:actuate="onLoad"/></draw:frame>Kühlschrank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26:53.781967961</meta:creation-date>
    <dc:title>Openlab Infos</dc:title>
    <meta:editing-duration>P1DT18H41M</meta:editing-duration>
    <meta:editing-cycles>3</meta:editing-cycles>
    <meta:generator>LibreOffice/4.3.6.2$Linux_X86_64 LibreOffice_project/430m0$Build-2</meta:generator>
    <meta:print-date>2015-02-28T23:08:28.202795234</meta:print-date>
    <dc:date>2015-03-07T20:52:24.010528775</dc:date>
    <meta:document-statistic meta:table-count="0" meta:image-count="1" meta:object-count="0" meta:page-count="1" meta:paragraph-count="11" meta:word-count="60" meta:character-count="364" meta:non-whitespace-character-count="321"/>
    <meta:template xlink:type="simple" xlink:actuate="onRequest" xlink:title="Openlab Infos" xlink:href="../../../../../.config/libreoffice/4/user/template/Openlab%20Infos.ott" meta:date="2015-02-28T22:26:53.269300740"/>
  </office:meta>
</office:document-meta>
</file>